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f55f" officeooo:paragraph-rsid="0005f55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5f55f" officeooo:paragraph-rsid="0005f55f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0b76b5" officeooo:paragraph-rsid="000b76b5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b76b5" officeooo:paragraph-rsid="000b76b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9f774" officeooo:paragraph-rsid="0005f55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bb42d" officeooo:paragraph-rsid="001bb42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bb42d" officeooo:paragraph-rsid="001fa055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bb42d" officeooo:paragraph-rsid="0021544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officeooo:paragraph-rsid="001e8e4b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officeooo:paragraph-rsid="001bb42d"/>
    </style:style>
    <style:style style:name="T1" style:family="text">
      <style:text-properties fo:font-size="20pt" fo:font-weight="bold" officeooo:rsid="001bb42d" style:font-size-asian="20pt" style:font-weight-asian="bold" style:font-size-complex="20pt" style:font-weight-complex="bold"/>
    </style:style>
    <style:style style:name="T2" style:family="text">
      <style:text-properties fo:font-weight="bold" officeooo:rsid="001bb42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titulo }}</text:p>
      <text:p text:style-name="P1"/>
      <text:p text:style-name="P1"/>
      <text:p text:style-name="P2">Total: {{ total }}</text:p>
      <text:p text:style-name="P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<text:span text:style-name="T2">{% xmlfor g in glebas %}</text:span></text:p>
          </table:table-cell>
        </table:table-row>
        <table:table-row>
          <table:table-cell table:style-name="Tabela1.A2" office:value-type="string">
            <text:p text:style-name="P7"/>
          </table:table-cell>
        </table:table-row>
      </table:table>
      <text:p text:style-name="P8">{{ g.nmgleba }}</text:p>
      <text:p text:style-name="P8">{% endxmlfor %}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5:14:38.650000000</meta:creation-date>
    <dc:date>2014-02-27T13:12:39.766000000</dc:date>
    <meta:editing-duration>PT10M34S</meta:editing-duration>
    <meta:editing-cycles>26</meta:editing-cycles>
    <meta:generator>LibreOffice/4.1.4.2$Windows_x86 LibreOffice_project/0a0440ccc0227ad9829de5f46be37cfb6edcf72</meta:generator>
    <meta:document-statistic meta:table-count="1" meta:image-count="0" meta:object-count="0" meta:page-count="1" meta:paragraph-count="5" meta:word-count="19" meta:character-count="84" meta:non-whitespace-character-count="70"/>
  </office:meta>
</office:document-meta>
</file>